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8pt" fo:font-weight="normal" style:font-size-asian="8pt" style:font-weight-asian="normal" style:font-weight-complex="normal"/>
    </style:style>
    <style:style style:name="P2" style:family="paragraph" style:parent-style-name="Standard">
      <style:text-properties fo:font-size="11pt" fo:font-style="italic" style:font-size-asian="11pt" style:font-style-asian="italic" style:font-style-complex="italic"/>
    </style:style>
    <style:style style:name="P3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-0.5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5in" fo:margin-right="0in" fo:text-indent="-0.25in" style:auto-text-indent="false">
        <style:tab-stops>
          <style:tab-stop style:position="0.25in"/>
        </style:tab-stops>
      </style:paragraph-properties>
      <style:text-properties fo:font-size="11pt" fo:font-weight="bold" officeooo:paragraph-rsid="002f6e72" style:font-size-asian="11pt" style:font-weight-asian="bold" style:font-weight-complex="bold"/>
    </style:style>
    <style:style style:name="P9" style:family="paragraph" style:parent-style-name="Standard">
      <style:paragraph-properties fo:margin-left="-0.5in" fo:margin-right="0in" fo:text-indent="-0.25in" style:auto-text-indent="false">
        <style:tab-stops>
          <style:tab-stop style:position="0.25in"/>
        </style:tab-stops>
      </style:paragraph-properties>
      <style:text-properties fo:font-size="11pt" fo:font-weight="bold" officeooo:rsid="002f6e72" officeooo:paragraph-rsid="0032758a" style:font-size-asian="11pt" style:font-weight-asian="bold" style:font-weight-complex="bold"/>
    </style:style>
    <style:style style:name="P10" style:family="paragraph" style:parent-style-name="Standard">
      <style:paragraph-properties fo:margin-left="-0.25in" fo:margin-right="0in" fo:text-indent="0in" style:auto-text-indent="false">
        <style:tab-stops>
          <style:tab-stop style:position="0.25in"/>
        </style:tab-stops>
      </style:paragraph-properties>
      <style:text-properties fo:font-size="11pt" officeooo:rsid="002f6e72" officeooo:paragraph-rsid="002dfaa1" style:font-size-asian="11pt"/>
    </style:style>
    <style:style style:name="P11" style:family="paragraph" style:parent-style-name="Heading_20_2">
      <style:text-properties fo:font-size="11pt" fo:font-style="italic" officeooo:rsid="00259882" style:font-size-asian="11pt" style:font-style-asian="italic" style:font-style-complex="italic"/>
    </style:style>
    <style:style style:name="P12" style:family="paragraph" style:parent-style-name="Heading_20_2">
      <style:text-properties fo:font-size="11pt" fo:font-style="italic" style:text-underline-style="none" fo:font-weight="normal" style:font-size-asian="11pt" style:font-style-asian="italic" style:font-weight-asian="normal" style:font-style-complex="italic" style:font-weight-complex="normal"/>
    </style:style>
    <style:style style:name="P13" style:family="paragraph" style:parent-style-name="Heading_20_2">
      <style:paragraph-properties fo:margin-left="0in" fo:margin-right="0in" fo:text-indent="0in" style:auto-text-indent="false"/>
      <style:text-properties fo:font-size="11pt" fo:font-style="italic" style:font-size-asian="11pt" style:font-style-asian="italic" style:font-style-complex="italic"/>
    </style:style>
    <style:style style:name="P14" style:family="paragraph" style:parent-style-name="Heading_20_2">
      <style:paragraph-properties fo:margin-left="0in" fo:margin-right="0in" fo:text-indent="0in" style:auto-text-indent="false"/>
      <style:text-properties fo:font-size="11pt" fo:font-style="italic" officeooo:paragraph-rsid="00341c0d" style:font-size-asian="11pt" style:font-style-asian="italic" style:font-style-complex="italic"/>
    </style:style>
    <style:style style:name="P15" style:family="paragraph" style:parent-style-name="Heading_20_2">
      <style:paragraph-properties fo:margin-left="0in" fo:margin-right="0in" fo:text-indent="0in" style:auto-text-indent="false"/>
      <style:text-properties fo:font-size="11pt" fo:font-style="italic" style:text-underline-style="none" fo:font-weight="normal" style:font-size-asian="11pt" style:font-style-asian="italic" style:font-weight-asian="normal" style:font-style-complex="italic" style:font-weight-complex="normal"/>
    </style:style>
    <style:style style:name="P16" style:family="paragraph" style:parent-style-name="Heading_20_2">
      <style:paragraph-properties fo:margin-left="0in" fo:margin-right="0in" fo:text-indent="0in" style:auto-text-indent="false"/>
      <style:text-properties fo:font-size="11pt" fo:font-weight="normal" officeooo:paragraph-rsid="00341c0d" style:font-size-asian="11pt" style:font-weight-asian="normal" style:font-weight-complex="normal"/>
    </style:style>
    <style:style style:name="P17" style:family="paragraph" style:parent-style-name="Standard" style:list-style-name="L1">
      <style:paragraph-properties>
        <style:tab-stops>
          <style:tab-stop style:position="0.25in"/>
        </style:tab-stops>
      </style:paragraph-properties>
      <style:text-properties fo:font-size="11pt" officeooo:rsid="001f22e3" officeooo:paragraph-rsid="001f22e3" style:font-size-asian="11pt"/>
    </style:style>
    <style:style style:name="P18" style:family="paragraph" style:parent-style-name="Standard" style:list-style-name="L1">
      <style:paragraph-properties>
        <style:tab-stops>
          <style:tab-stop style:position="0.25in"/>
        </style:tab-stops>
      </style:paragraph-properties>
      <style:text-properties fo:font-size="11pt" officeooo:rsid="001f425e" officeooo:paragraph-rsid="001f425e" style:font-size-asian="11pt"/>
    </style:style>
    <style:style style:name="P19" style:family="paragraph" style:parent-style-name="Standard" style:list-style-name="L2">
      <style:text-properties fo:font-size="11pt" style:font-size-asian="11pt" style:font-size-complex="11pt"/>
    </style:style>
    <style:style style:name="P20" style:family="paragraph" style:parent-style-name="Standard" style:list-style-name="WW8Num3">
      <style:text-properties fo:font-size="11pt" style:font-size-asian="11pt" style:font-size-complex="11pt"/>
    </style:style>
    <style:style style:name="P21" style:family="paragraph" style:parent-style-name="Standard" style:list-style-name="L3">
      <style:text-properties fo:font-size="11pt" style:font-size-asian="11pt" style:font-size-complex="11pt"/>
    </style:style>
    <style:style style:name="P22" style:family="paragraph" style:parent-style-name="Standard" style:list-style-name="L4">
      <style:text-properties fo:font-size="11pt" style:font-size-asian="11pt" style:font-size-complex="11pt"/>
    </style:style>
    <style:style style:name="P23" style:family="paragraph" style:parent-style-name="Standard" style:list-style-name="L5">
      <style:text-properties fo:font-size="11pt" style:font-size-asian="11pt" style:font-size-complex="11pt"/>
    </style:style>
    <style:style style:name="P24" style:family="paragraph" style:parent-style-name="Standard" style:list-style-name="WW8Num4">
      <style:paragraph-properties>
        <style:tab-stops>
          <style:tab-stop style:position="0.25in"/>
        </style:tab-stops>
      </style:paragraph-properties>
      <style:text-properties fo:font-size="11pt" style:font-size-asian="11pt"/>
    </style:style>
    <style:style style:name="P25" style:family="paragraph" style:parent-style-name="Standard" style:list-style-name="WW8Num5">
      <style:paragraph-properties>
        <style:tab-stops>
          <style:tab-stop style:position="0.25in"/>
        </style:tab-stops>
      </style:paragraph-properties>
      <style:text-properties fo:font-size="11pt" style:font-size-asian="11pt"/>
    </style:style>
    <style:style style:name="P26" style:family="paragraph" style:parent-style-name="Standard" style:list-style-name="WW8Num7">
      <style:paragraph-properties>
        <style:tab-stops>
          <style:tab-stop style:position="0.25in"/>
        </style:tab-stops>
      </style:paragraph-properties>
      <style:text-properties fo:font-size="11pt" style:font-size-asian="11pt"/>
    </style:style>
    <style:style style:name="P27" style:family="paragraph" style:parent-style-name="Standard" style:list-style-name="L6">
      <style:text-properties fo:font-style="normal" officeooo:rsid="00341c0d" officeooo:paragraph-rsid="00341c0d" style:font-style-asian="normal" style:font-style-complex="normal"/>
    </style:style>
    <style:style style:name="P28" style:family="paragraph" style:parent-style-name="Standard" style:list-style-name="WW8Num6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333e8" officeooo:paragraph-rsid="002333e8" style:font-size-asian="11pt"/>
    </style:style>
    <style:style style:name="P29" style:family="paragraph" style:parent-style-name="Standard" style:list-style-name="WW8Num6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3def8" officeooo:paragraph-rsid="0023def8" style:font-size-asian="11pt"/>
    </style:style>
    <style:style style:name="P30" style:family="paragraph" style:parent-style-name="Standard" style:list-style-name="WW8Num6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style:font-size-asian="11pt"/>
    </style:style>
    <style:style style:name="P31" style:family="paragraph" style:parent-style-name="Standard">
      <style:paragraph-properties fo:margin-left="-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300e4a" officeooo:paragraph-rsid="002f6e72" style:font-size-asian="11pt"/>
    </style:style>
    <style:style style:name="P32" style:family="paragraph" style:parent-style-name="Standard">
      <style:paragraph-properties fo:margin-left="-0.5in" fo:margin-right="0in" fo:text-indent="0in" style:auto-text-indent="false"/>
      <style:text-properties fo:font-weight="bold" style:font-weight-asian="bold" style:font-weight-complex="bold"/>
    </style:style>
    <style:style style:name="P33" style:family="paragraph" style:parent-style-name="Title" style:master-page-name="Standard">
      <style:paragraph-properties style:page-number="auto"/>
    </style:style>
    <style:style style:name="T1" style:family="text">
      <style:text-properties fo:font-size="11pt" fo:font-style="italic" style:text-underline-style="none" fo:font-weight="normal" officeooo:rsid="00341c0d" style:font-size-asian="11pt" style:font-style-asian="italic" style:font-weight-asian="normal" style:font-style-complex="italic" style:font-weight-complex="normal"/>
    </style:style>
    <style:style style:name="T2" style:family="text">
      <style:text-properties fo:font-size="11pt" style:text-underline-style="none" fo:font-weight="normal" style:font-size-asian="11pt" style:font-weight-asian="normal" style:font-weight-complex="normal"/>
    </style:style>
    <style:style style:name="T3" style:family="text">
      <style:text-properties officeooo:rsid="001f22e3"/>
    </style:style>
    <style:style style:name="T4" style:family="text">
      <style:text-properties officeooo:rsid="002054a7"/>
    </style:style>
    <style:style style:name="T5" style:family="text">
      <style:text-properties officeooo:rsid="002679de"/>
    </style:style>
    <style:style style:name="T6" style:family="text">
      <style:text-properties officeooo:rsid="00285445"/>
    </style:style>
    <style:style style:name="T7" style:family="text">
      <style:text-properties officeooo:rsid="002c131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2758a"/>
    </style:style>
    <style:style style:name="T10" style:family="text">
      <style:text-properties officeooo:rsid="00341c0d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341c0d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Tobias S. Davis</text:p>
      <text:p text:style-name="P1">(402) 468-8404</text:p>
      <text:p text:style-name="P1">tobias@davistobias.com</text:p>
      <text:p text:style-name="P1">8103 Templeton Drive</text:p>
      <text:p text:style-name="P1">Omaha, NE 68134</text:p>
      <text:p text:style-name="Standard"/>
      <text:p text:style-name="P7"><text:span text:style-name="T3">PHILOSOPHY</text:span>:</text:p>
      <text:list xml:id="list850044336072475587" text:style-name="L1">
        <text:list-item>
          <text:p text:style-name="P17">I care about code being simple, and I care about quality.</text:p>
        </text:list-item>
        <text:list-item>
          <text:p text:style-name="P18">I want the U<text:span text:style-name="T4">X</text:span> to be carefully designed, beautiful, and maintainable.</text:p>
        </text:list-item>
        <text:list-item>
          <text:p text:style-name="P17">I am passionate about learning, and about making useful things.</text:p>
        </text:list-item>
      </text:list>
      <text:p text:style-name="P5"/>
      <text:p text:style-name="P7">PROFESSIONAL EXPERIENCE:</text:p>
      <text:list xml:id="list6016927879745520614" text:style-name="WW8Num2">
        <text:list-item>
          <text:list>
            <text:list-item>
              <text:h text:style-name="P14" text:outline-level="2">Software Engineer</text:h>
            </text:list-item>
            <text:list-item>
              <text:h text:style-name="P16" text:outline-level="2"><text:span text:style-name="T12">From Now On</text:span><text:span text:style-name="T11"> (</text:span><text:span text:style-name="T12">Omaha, NE</text:span><text:span text:style-name="T11">): </text:span><text:span text:style-name="T12">September 2016-Current</text:span></text:h>
            </text:list-item>
          </text:list>
        </text:list-item>
      </text:list>
      <text:list xml:id="list4653614377999954920" text:style-name="L6">
        <text:list-item>
          <text:p text:style-name="P27"><text:span text:style-name="T2">I just started!</text:span></text:p>
        </text:list-item>
      </text:list>
      <text:list xml:id="list65724243531722" text:continue-list="list6016927879745520614" text:style-name="WW8Num2">
        <text:list-item>
          <text:list>
            <text:list-item>
              <text:h text:style-name="P13" text:outline-level="2">Software Engineer</text:h>
            </text:list-item>
            <text:list-item>
              <text:h text:style-name="P15" text:outline-level="2">eDataSource (New York, NY 10001): May 2012-<text:span text:style-name="T10">September 2016</text:span></text:h>
            </text:list-item>
          </text:list>
        </text:list-item>
      </text:list>
      <text:list xml:id="list637257756874808241" text:style-name="L2">
        <text:list-item>
          <text:p text:style-name="P19">Designed custom document parsing software to pull out and aggregate data from third-party emails.</text:p>
        </text:list-item>
      </text:list>
      <text:list xml:id="list4986799851315057396" text:style-name="WW8Num3">
        <text:list-item>
          <text:p text:style-name="P20">Regularly work with MySQL database tables containing millions of rows, writing efficient queries to QA the data and to generate custom reports for clients.</text:p>
        </text:list-item>
        <text:list-item>
          <text:p text:style-name="P20">Have written many large pieces for several websites, both business applications and user facing, primarily with AngularJS and Bootstrap.</text:p>
        </text:list-item>
        <text:list-item>
          <text:p text:style-name="P20">Personally responsible for two major upgrades of third-party libraries (Bootstrap 2.2 =&gt; 3.3, and AngularJS 1.1 =&gt; 1.3).</text:p>
        </text:list-item>
        <text:list-item>
          <text:p text:style-name="P20">Designed the layout and full UI for a new website section which helps clients test email campaigns prior to sending them to users.</text:p>
        </text:list-item>
        <text:list-item>
          <text:p text:style-name="P20">With a team of 2-4, redesigned the website and server for Boxbe, a site serving over a million active users, and visited by thousands of unique visitors per day.</text:p>
        </text:list-item>
        <text:list-item>
          <text:p text:style-name="P20">Implemented and wrote code for client and server side of OAuth flow for Google, Yahoo, and Microsoft/Outlook, along with a careful test suite.</text:p>
        </text:list-item>
        <text:list-item>
          <text:p text:style-name="P20">With a team of 3-6, designed a new website section using several graphs and difficult queries, which helps our clients compare email delivery parameters for several brands (e.g. Walmart vs Best Buy).</text:p>
        </text:list-item>
      </text:list>
      <text:p text:style-name="P2"/>
      <text:list xml:id="list65724334677370" text:continue-list="list65724243531722" text:style-name="WW8Num2">
        <text:list-item>
          <text:list>
            <text:list-item>
              <text:h text:style-name="P11" text:outline-level="2">Prior to Software</text:h>
            </text:list-item>
            <text:list-item>
              <text:h text:style-name="P12" text:outline-level="2">Omaha Public Power District, Nuclear Facility (Fort Calhoun, NE): May 2011-December 2011</text:h>
            </text:list-item>
          </text:list>
        </text:list-item>
      </text:list>
      <text:list xml:id="list2110213041612094571" text:style-name="WW8Num4">
        <text:list-item>
          <text:p text:style-name="P24">Assisted engineers with sketches and drafts through engineering/drafting process</text:p>
        </text:list-item>
        <text:list-item>
          <text:p text:style-name="P24">Maintained flood mitigation equipment during major flooding event</text:p>
        </text:list-item>
      </text:list>
      <text:p text:style-name="P3">Linweld Inc. (Waverly, NE 68507): May 2008-October 2008</text:p>
      <text:list xml:id="list2366122465922413342" text:style-name="WW8Num5">
        <text:list-item>
          <text:p text:style-name="P25">Performed quality control inspections during repair <text:span text:style-name="T7">of gas cylinders</text:span></text:p>
        </text:list-item>
        <text:list-item>
          <text:p text:style-name="P25">Routinely installed and tested gas delivery fittings</text:p>
        </text:list-item>
      </text:list>
      <text:p text:style-name="P3">Maranatha Bible Camp (Maxwell, NE 69151): August 2006-August 2007</text:p>
      <text:list xml:id="list7135034095639288429" text:style-name="WW8Num6">
        <text:list-item>
          <text:p text:style-name="P28"><text:span text:style-name="T5">Manager of</text:span> conference center with <text:span text:style-name="T6">5</text:span>00-<text:span text:style-name="T6">9</text:span>00 daily visitors during summer</text:p>
        </text:list-item>
        <text:list-item>
          <text:p text:style-name="P29">Managed 15-20 kitchen and janitorial staff</text:p>
        </text:list-item>
        <text:list-item>
          <text:p text:style-name="P30">Operated within a constrained budget, decreasing spending by 200%</text:p>
        </text:list-item>
      </text:list>
      <text:p text:style-name="P3">Maranatha Bible Camp (Maxwell, NE 69151): August 2005-August 2006</text:p>
      <text:list xml:id="list2627473842711802886" text:style-name="WW8Num7">
        <text:list-item>
          <text:p text:style-name="P26">Managed over a dozen kitchen department staff</text:p>
        </text:list-item>
        <text:list-item>
          <text:p text:style-name="P26">Assisted in customer side public relations</text:p>
        </text:list-item>
        <text:list-item>
          <text:p text:style-name="P26">Designed operational budget which cut costs significantly</text:p>
        </text:list-item>
      </text:list>
      <text:p text:style-name="P6"/>
      <text:p text:style-name="P7"><text:span text:style-name="T9">PERSONAL PROJECTS</text:span>:</text:p>
      <text:p text:style-name="P4">Outside of work hours I build modules and websites, exploring new technology primarily in the JavaScript/npm world. A few things I've made that I am pretty happy with are:</text:p>
      <text:p text:style-name="P4"/>
      <text:list xml:id="list7764004388043501410" text:style-name="L3">
        <text:list-item>
          <text:p text:style-name="P21"><text:span text:style-name="T8">hex2words:</text:span> Given a hexadecimal value, it returns a list of PGP Words. This is a list of words two users can read to verify they have identical signatures, for example.</text:p>
        </text:list-item>
        <text:list-item>
          <text:p text:style-name="P21"><text:soft-page-break/><text:span text:style-name="T8">json-schema-to-markdown:</text:span> Turn a JSON schema (a JSON object used to validate other JSON objects) into a human-readable markdown file. It makes writing documentation a lot easier.</text:p>
        </text:list-item>
        <text:list-item>
          <text:p text:style-name="P21"><text:span text:style-name="T8">pipe-transform-cli:</text:span> A command line utility I wrote that lets you stream in one encoding and stream out another encoding. For example, hex in and base64 out.</text:p>
        </text:list-item>
      </text:list>
      <text:p text:style-name="P10"/>
      <text:p text:style-name="P9"><text:tab/><text:span text:style-name="T9">FAMILIAR TECHNOLOGY:</text:span></text:p>
      <text:p text:style-name="P4">While working at eDataSource, I've built things using:</text:p>
      <text:list xml:id="list6625099905717034235" text:style-name="L4">
        <text:list-item>
          <text:p text:style-name="P22">Client Related: AngularJS, Riot.js, Highcharts, Browserify, Bootstrap, Babel (ES6 to ES5 mostly), PreCSS, PostCSS, LESS, JS, HTML, CSS, XML, Socket.io, Moment.js, jQuery, ACE (web code editor).</text:p>
        </text:list-item>
        <text:list-item>
          <text:p text:style-name="P22">Server Related: Java 1.6-1.8, Amazon Web Services (AWS, including EC2, S3, SQS, SNS), Google Guava, GSON/JSON, MySQL, HyperSQL, Redis, MongoDB (only in passing) JDBC, JAX-RS, Jetty, Jersey, Maven, Joda (date library), Log4J/SLF4J, OAuth, YAML, JMock, Spring Framework, Atmosphere (Java websocket implementation), Swagger.io, PhantomJS.</text:p>
        </text:list-item>
        <text:list-item>
          <text:p text:style-name="P22">Development Tools: IntelliJ, Eclipse, JRebel, bash, Node.js, npm, LiveReload, browserify, ES6 and ES5, minify/uglify for JS, Mustache (template language), Tape (test framework), BrowserStack, Markdown to HTML transforms, Git, Github, Bash, Ruby, Homebrew.</text:p>
        </text:list-item>
      </text:list>
      <text:p text:style-name="P4"/>
      <text:p text:style-name="P4">Personally created tools and products using many of the same things, and in addition:</text:p>
      <text:p text:style-name="P4"/>
      <text:p text:style-name="P4">Ractive.js, Express, Ecstatic, Sublime Text, SQLite, PHP, JSON Schema, spent time learning basic cryptography (AES, RSA, SHA, SHA-2, PGP/GPG), contributed to ngbp (AngularJS boilerplate), Noddity, and recently PhantomJS. Comfortable in most operating Systems: Windows, Mac, Ubuntu, Debian.</text:p>
      <text:p text:style-name="P4"/>
      <text:p text:style-name="P8"><text:tab/><text:span text:style-name="T9">OTHER SKILLS/INTERESTS:</text:span></text:p>
      <text:list xml:id="list4618227072992788989" text:style-name="L5">
        <text:list-item>
          <text:p text:style-name="P23">Experience with the popular operating systems: Ubuntu, Windows, Mac, and Linux in general. Also familiar in passing with Docker, and would love reasons to dive deeper.</text:p>
        </text:list-item>
        <text:list-item>
          <text:p text:style-name="P23">Proficiency and familiarity with several programming languages–Javascript, Perl, HTML/CSS, PHP, Java.</text:p>
        </text:list-item>
        <text:list-item>
          <text:p text:style-name="P23">Publishing small, reusable code, so that long-term maintenance is easier.</text:p>
        </text:list-item>
        <text:list-item>
          <text:p text:style-name="P23">Familiar with modeling software such as AutoCAD, Autodesk, SolidWorks, etc.</text:p>
        </text:list-item>
        <text:list-item>
          <text:p text:style-name="P23">Experienced audio technician, and reasonable with general electronics repair.</text:p>
        </text:list-item>
        <text:list-item>
          <text:p text:style-name="P23">Was part of the University Mini Baja group, researching viability of a hydrostatic transmission design.</text:p>
        </text:list-item>
        <text:list-item>
          <text:p text:style-name="P23">Vehicle repair technician, engine rebuilds.</text:p>
        </text:list-item>
        <text:list-item>
          <text:p text:style-name="P23">Enjoys a good cigar and a glass of scotch on occasion.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list-style-name="WW8Num1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236in" fo:margin-bottom="0.1299in" fo:margin-left="1.25in" fo:margin-right="1.25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me - Tobias Davis</dc:title>
    <meta:initial-creator>Tobias Davis</meta:initial-creator>
    <meta:creation-date>2009-05-12T19:15:00</meta:creation-date>
    <dc:date>2016-09-28T06:57:22.598444000</dc:date>
    <meta:print-date>2010-10-05T07:46:00</meta:print-date>
    <meta:editing-cycles>31</meta:editing-cycles>
    <meta:editing-duration>PT1H49M46S</meta:editing-duration>
    <meta:generator>LibreOffice/4.2.3.3$MacOSX_x86 LibreOffice_project/882f8a0a489bc99a9e60c7905a60226254cb6ff0</meta:generator>
    <meta:document-statistic meta:table-count="0" meta:image-count="0" meta:object-count="0" meta:page-count="2" meta:paragraph-count="59" meta:word-count="781" meta:character-count="5152" meta:non-whitespace-character-count="4465"/>
  </office:meta>
</office:document-meta>
</file>